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100%"/>
    </style:style>
    <style:style style:name="P2" style:family="paragraph" style:parent-style-name="Standard" style:list-style-name="">
      <style:paragraph-properties fo:margin-top="0in" fo:margin-bottom="0in" fo:line-height="100%"/>
    </style:style>
    <style:style style:name="P3" style:family="paragraph" style:parent-style-name="Standard">
      <style:paragraph-properties fo:margin-top="0in" fo:margin-bottom="0in" fo:line-height="100%"/>
      <style:text-properties style:font-name="Times New Roman" fo:font-size="12pt" style:font-size-asian="12pt" style:font-size-complex="12pt"/>
    </style:style>
    <style:style style:name="P4" style:family="paragraph" style:parent-style-name="Standard">
      <style:paragraph-properties fo:margin-top="0in" fo:margin-bottom="0in" fo:line-height="100%"/>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margin-left="0.25in" fo:margin-right="0in" fo:margin-top="0in" fo:margin-bottom="0in" fo:line-height="100%" fo:text-indent="-0.25in" style:auto-text-indent="false"/>
    </style:style>
    <style:style style:name="P6" style:family="paragraph" style:parent-style-name="Standard">
      <style:paragraph-properties fo:margin-left="0.25in" fo:margin-right="0in" fo:margin-top="0in" fo:margin-bottom="0in" fo:line-height="100%" fo:text-indent="-0.25in" style:auto-text-indent="false"/>
      <style:text-properties style:font-name="Times New Roman" fo:font-size="12pt" style:font-size-asian="12pt" style:font-name-complex="Times New Roman1" style:font-size-complex="12pt"/>
    </style:style>
    <style:style style:name="P7" style:family="paragraph" style:parent-style-name="No_20_Spacing">
      <style:text-properties style:font-name="Times New Roman" fo:font-size="12pt" style:font-size-asian="12pt" style:font-name-complex="Times New Roman1" style:font-size-complex="12pt"/>
    </style:style>
    <style:style style:name="P8" style:family="paragraph" style:parent-style-name="No_20_Spacing" style:master-page-name="Standard">
      <style:paragraph-properties fo:text-align="center" style:justify-single-word="false" style:page-number="auto"/>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fo:font-weight="bold" style:font-size-asian="12pt" style:font-weight-asian="bold" style:font-name-complex="Times New Roman1" style:font-size-complex="12pt"/>
    </style:style>
    <style:style style:name="T4" style:family="text">
      <style:text-properties fo:font-weight="bold" style:font-weight-asian="bold" style:font-weight-complex="bold"/>
    </style:style>
    <style:style style:name="T5" style:family="text">
      <style:text-properties style:font-name-asian="Georgia" style:font-name-complex="Georgia"/>
    </style:style>
    <style:style style:name="T6" style:family="text">
      <style:text-properties fo:color="#000000" style:font-name="Times New Roman" fo:font-size="12pt" fo:font-weight="normal" style:font-name-asian="Georgia" style:font-size-asian="12pt" style:font-weight-asian="normal" style:font-name-complex="Georgia" style:font-size-complex="12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What Happened to Mr. Goodbar?</text:span></text:p>
      <text:p text:style-name="P7"/>
      <text:p text:style-name="No_20_Spacing"><text:span text:style-name="T3">Read:</text:span><text:span text:style-name="T2"> Ezekiel 44:4-9</text:span></text:p>
      <text:p text:style-name="P7"/>
      <text:p text:style-name="P5"><text:span text:style-name="T3">Text:</text:span><text:span text:style-name="T2"> </text:span><text:span text:style-name="T6">Mark 11:17 “...Is it not written, My house shall be called of all </text:span></text:p>
      <text:p text:style-name="P5"><text:span text:style-name="T6">nations the house of prayer? but ye have made it a den of thieves.” </text:span></text:p>
      <text:p text:style-name="P6"/>
      <text:h text:style-name="P1" text:outline-level="3"><text:span text:style-name="T3">Introduction:</text:span><text:span text:style-name="T2"> Several days ago I was at Krogers' on my way to the check out when I saw some chocolate bars priced at 2 for a dollar. I saw they were made by Hershey and my eyes were drawn to the “Mr. Goodbar.” I remembered how good they were and so I bought one. What a disappointment. The candy that I remembered was about a third times as large. It was at least ¼ inch thick and had full size peanuts sprinkled from end to end. This one was less than 1/8 inch thick and had finely shredded peanuts. The chocolate even tasted funny. As I pondered the disappointment I asked out loud: “What ever happened to Mr. Goodbar?”</text:span></text:h>
      <text:h text:style-name="P2" text:outline-level="3"><text:span text:style-name="T2"><text:s text:c="2"/>Was there a meeting where someone suggested changing the candy? Did someone actually think it would be more appealing with smaller pieces of peanuts? Was there a concern that it was outshining the Hersheys with almonds? Could it be that some skinflint just wanted to represent a cheaper counterfeit as the real thing and fool fans into paying the same price for a lesser product? Did they ever imagine that to sell the product they would have to place it into the bargain bin be-cause nobody would pay full price for it anymore?</text:span></text:h>
      <text:p text:style-name="P3"><text:s text:c="2"/>I then thought of several spiritual applications and this sermon was born. What has happened to the church of Jesus Christ? This entity that was born in the book of Acts following the death, burial and resurrection of Christ and His ascension to heaven. After 10 days of prayer in the upper room the Holy Spirit came and infused 120 people with His power and they were off and running. The first day they had 3000 converts with daily additions to the church. They were perse-cuted and yet they grew. Some were martyred and the church grew. Several were imprisoned and yet the church grew. It was not a political movement for no political party wanted them. Every government saw them as an enemy. Pastor Ford (last week) said that Paul left most every place that he came to on the run. The Greeks got mad because converts would no longer buy their idols. The Romans were afraid that anyone who did not worship one of their many gods was a military threat. 11 of the 12 disciples died as martyrs. The other died in prison. The church of Jesus Christ marched on. Within several hundred years the church fell into apostasy. It took Martin Luther to begin to steer the church back in the right direction. Tyndale, Huss and hundreds of men and women gave their lives in an attempt to turn the church in the right direction. King James came along and, although his motives may be questioned. He approved a translation of the Bible that was able to unite the church and led to the conversion of many who would lead spiritual revivals thru-out ensuing years. There was Evan Roberts in Wales. There was Charles Finney and John and Charles Wesley; along with George Whitfield in the USA. The church was on firm ground in America and the rest of the world. A sincere look at the church today makes one ask: What has happened to the Church of Jesus Christ?</text:p>
      <text:p text:style-name="P3"><text:span text:style-name="T4">I. We've changed the book:</text:span> the scripture that so many were martyred for has become just another book that can be re-written in any form that will make the people happy. If part of the Bible offends someone then instead of expecting the individual to change we simply change the book. What we can't translate away we try to explain away. It is the goal of many preachers to keep the people happy at the expense of the scriptures.</text:p>
      <text:p text:style-name="P3"><text:span text:style-name="T4">II. We've changed our look:</text:span> There was a time that Christians looked different than non-Christians. Certainly there was a difference in the way that we dressed but there was a soberness, a look of determination and a Christian joy. Instead of bringing new believers up to a higher standard we have chosen to dress down and party up. No outsider is be able to tell we are a Christian outside of church.</text:p>
      <text:p text:style-name="P3"><text:span text:style-name="T4">III. We've lost our hook:</text:span> (talk about fishing shows where they catch and release) Many churches have an altar call that calls men and women to <text:s/>a knowledge of God without any sincere relationship. Recently I heard it described as: people come to the Lord either by addition or by sub-mission. A-lot of people just add Jesus to their life, but they have not submitted their life to Him. That is not Biblical salvation. One Holly-wood entertainer was introduced on a Christian show as having made a move toward God. The church has a catch and release program; we get them in the boat, splash some water on them, place a tracking device on them and let them go back into the world after we have logged them into our books. <text:s/>God has called us to cast out our nets Luke 5:4.</text:p>
      <text:p text:style-name="P4"><text:soft-page-break/><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3</meta:editing-cycles>
    <meta:creation-date>2014-03-28T17:34:00</meta:creation-date>
    <dc:date>2016-07-30T22:05:49.02</dc:date>
    <meta:editing-duration>P1DT1H7M41S</meta:editing-duration>
    <meta:generator>OpenOffice/4.1.2$Win32 OpenOffice.org_project/412m3$Build-9782</meta:generator>
    <meta:document-statistic meta:table-count="0" meta:image-count="0" meta:object-count="0" meta:page-count="2" meta:paragraph-count="10" meta:word-count="875" meta:character-count="478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